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99" draw:textarea-horizontal-align="justify" draw:textarea-vertical-align="middle" draw:auto-grow-height="false" fo:min-height="1.014cm" fo:min-width="1.764cm"/>
    </style:style>
    <style:style style:name="gr2" style:family="graphic" style:parent-style-name="standard">
      <style:graphic-properties svg:stroke-color="#ffffff" draw:fill-color="#00ccff" draw:textarea-horizontal-align="justify" draw:textarea-vertical-align="middle" draw:auto-grow-height="false" fo:min-height="1.014cm" fo:min-width="1.76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ffffff" draw:fill-color="#990000" draw:textarea-horizontal-align="justify" draw:textarea-vertical-align="middle" draw:auto-grow-height="false" fo:min-height="1.014cm" fo:min-width="1.764cm"/>
    </style:style>
    <style:style style:name="P1" style:family="paragraph">
      <style:paragraph-properties fo:text-align="center"/>
    </style:style>
    <style:style style:name="P2" style:family="paragraph">
      <loext:graphic-properties draw:fill-color="#006699"/>
      <style:paragraph-properties fo:text-align="center"/>
      <style:text-properties fo:color="#99ffff" fo:font-size="12pt" style:font-size-asian="12pt" style:font-size-complex="12pt"/>
    </style:style>
    <style:style style:name="P3" style:family="paragraph">
      <loext:graphic-properties draw:fill-color="#00ccff"/>
      <style:paragraph-properties fo:text-align="center"/>
      <style:text-properties fo:color="#004586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90000"/>
      <style:paragraph-properties fo:text-align="center"/>
      <style:text-properties fo:color="#ffffff" fo:font-size="12pt" style:font-size-asian="12pt" style:font-size-complex="12pt"/>
    </style:style>
    <style:style style:name="T1" style:family="text">
      <style:text-properties fo:color="#99ffff" fo:font-size="10.5pt" style:font-size-asian="10.5pt" style:font-size-complex="10.5pt"/>
    </style:style>
    <style:style style:name="T2" style:family="text">
      <style:text-properties fo:color="#004586" fo:font-size="10.5pt" style:font-size-asian="10.5pt" style:font-size-complex="10.5pt"/>
    </style:style>
    <style:style style:name="T3" style:family="text">
      <style:text-properties fo:color="#ffffff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cm" svg:height="1.4cm" svg:x="2.5cm" svg:y="2.8cm">
          <text:p text:style-name="P1"><text:span text:style-name="T1">Datos </text:span></text:p>
          <text:p text:style-name="P1"><text:span text:style-name="T1">Origina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4cm" svg:height="1.4cm" svg:x="8.2cm" svg:y="2.8cm">
          <text:p text:style-name="P1"><text:span text:style-name="T1">Datos </text:span></text:p>
          <text:p text:style-name="P1"><text:span text:style-name="T1">Proces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2.4cm" svg:height="1.4cm" svg:x="5.301cm" svg:y="4.701cm">
          <text:p text:style-name="P1"><text:span text:style-name="T2">Código de</text:span></text:p>
          <text:p text:style-name="P1"><text:span text:style-name="T2">prepar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2.4cm" svg:height="1.4cm" svg:x="11.106cm" svg:y="4.702cm">
          <text:p text:style-name="P1"><text:span text:style-name="T2">Código de</text:span></text:p>
          <text:p text:style-name="P1"><text:span text:style-name="T2">análi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3.7cm" svg:y1="4.2cm" svg:x2="5.301cm" svg:y2="5.401cm" draw:start-shape="id1" draw:start-glue-point="2" draw:end-shape="id2" draw:end-glue-point="3" svg:d="M3700 4200v1201h1601" svg:viewBox="0 0 1602 1202">
          <text:p/>
        </draw:connector>
        <draw:connector draw:style-name="gr3" draw:text-style-name="P4" draw:layer="layout" svg:x1="6.501cm" svg:y1="4.701cm" svg:x2="8.2cm" svg:y2="3.5cm" draw:start-shape="id2" draw:start-glue-point="0" draw:end-shape="id3" svg:d="M6501 4701v-1201h1699" svg:viewBox="0 0 1700 1202">
          <text:p/>
        </draw:connector>
        <draw:connector draw:style-name="gr3" draw:text-style-name="P4" draw:layer="layout" svg:x1="9.4cm" svg:y1="4.2cm" svg:x2="11.106cm" svg:y2="5.402cm" draw:start-shape="id3" draw:start-glue-point="2" draw:end-shape="id4" draw:end-glue-point="3" svg:d="M9400 4200v1202h1706" svg:viewBox="0 0 1707 1203">
          <text:p/>
        </draw:connector>
        <draw:custom-shape draw:style-name="gr4" draw:text-style-name="P5" xml:id="id5" draw:id="id5" draw:layer="layout" svg:width="2.4cm" svg:height="1.4cm" svg:x="14.707cm" svg:y="4.703cm">
          <text:p text:style-name="P1"><text:span text:style-name="T3">Result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13.506cm" svg:y1="5.402cm" svg:x2="14.707cm" svg:y2="5.403cm" draw:start-shape="id4" draw:start-glue-point="1" draw:end-shape="id5" draw:end-glue-point="3" svg:d="M13506 5402h601v1h600" svg:viewBox="0 0 1202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marker-end-width="0.4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3T23:18:05.319670245</meta:creation-date>
    <dc:date>2020-04-14T21:23:33.799456162</dc:date>
    <meta:editing-duration>PT3M30S</meta:editing-duration>
    <meta:editing-cycles>2</meta:editing-cycles>
    <meta:generator>LibreOffice/5.1.6.2$Linux_X86_64 LibreOffice_project/10m0$Build-2</meta:generator>
    <meta:document-statistic meta:object-count="9"/>
  </office:meta>
</office:document-meta>
</file>